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51b3"/>
    </style:style>
    <style:style style:name="P2" style:family="paragraph" style:parent-style-name="Standard">
      <style:text-properties fo:font-size="20pt" fo:language="fr" fo:country="FR" officeooo:rsid="000b51b3" officeooo:paragraph-rsid="000b51b3" style:font-size-asian="20pt" style:font-size-complex="20pt"/>
    </style:style>
    <style:style style:name="P3" style:family="paragraph" style:parent-style-name="Standard">
      <style:text-properties fo:font-size="20pt" fo:language="fr" fo:country="FR" officeooo:rsid="000cd68e" officeooo:paragraph-rsid="000cd68e" style:font-size-asian="20pt" style:font-size-complex="20pt"/>
    </style:style>
    <style:style style:name="P4" style:family="paragraph" style:parent-style-name="Standard">
      <style:text-properties fo:font-size="20pt" fo:language="fr" fo:country="FR" officeooo:rsid="000cd68e" officeooo:paragraph-rsid="000f8182" style:font-size-asian="20pt" style:font-size-complex="20pt"/>
    </style:style>
    <style:style style:name="P5" style:family="paragraph" style:parent-style-name="Standard">
      <style:text-properties fo:font-size="20pt" fo:language="fr" fo:country="FR" officeooo:rsid="000c0c89" officeooo:paragraph-rsid="000c0c89" style:font-size-asian="20pt" style:font-size-complex="20pt"/>
    </style:style>
    <style:style style:name="P6" style:family="paragraph" style:parent-style-name="Standard">
      <style:paragraph-properties fo:break-before="page"/>
      <style:text-properties fo:font-size="20pt" fo:language="fr" fo:country="FR" officeooo:rsid="000c0c89" officeooo:paragraph-rsid="000c0c89" style:font-size-asian="20pt" style:font-size-complex="20pt"/>
    </style:style>
    <style:style style:name="P7" style:family="paragraph" style:parent-style-name="Standard">
      <style:text-properties fo:font-size="20pt" fo:language="fr" fo:country="FR" officeooo:rsid="000f8182" officeooo:paragraph-rsid="000f8182" style:font-size-asian="20pt" style:font-size-complex="20pt"/>
    </style:style>
    <style:style style:name="P8" style:family="paragraph" style:parent-style-name="Standard">
      <style:text-properties fo:font-size="20pt" fo:language="fr" fo:country="FR" officeooo:rsid="000f8182" officeooo:paragraph-rsid="0010d19f" style:font-size-asian="20pt" style:font-size-complex="20pt"/>
    </style:style>
    <style:style style:name="P9" style:family="paragraph" style:parent-style-name="Standard">
      <style:text-properties fo:font-size="20pt" fo:language="fr" fo:country="FR" officeooo:rsid="0010d19f" officeooo:paragraph-rsid="0010d19f" style:font-size-asian="20pt" style:font-size-complex="20pt"/>
    </style:style>
    <style:style style:name="P10" style:family="paragraph" style:parent-style-name="Standard">
      <style:text-properties fo:font-size="20pt" fo:language="fr" fo:country="FR" officeooo:rsid="0010d19f" officeooo:paragraph-rsid="00120038" style:font-size-asian="20pt" style:font-size-complex="20pt"/>
    </style:style>
    <style:style style:name="P11" style:family="paragraph" style:parent-style-name="Standard">
      <style:text-properties fo:font-size="20pt" fo:language="fr" fo:country="FR" officeooo:rsid="0010d19f" officeooo:paragraph-rsid="00158a0c" style:font-size-asian="20pt" style:font-size-complex="20pt"/>
    </style:style>
    <style:style style:name="P12" style:family="paragraph" style:parent-style-name="Standard">
      <style:text-properties fo:font-size="20pt" fo:language="fr" fo:country="FR" officeooo:rsid="0010d19f" officeooo:paragraph-rsid="00167113" style:font-size-asian="20pt" style:font-size-complex="20pt"/>
    </style:style>
    <style:style style:name="P13" style:family="paragraph" style:parent-style-name="Standard">
      <style:text-properties fo:font-size="20pt" fo:language="fr" fo:country="FR" officeooo:rsid="0010d19f" officeooo:paragraph-rsid="001c8bf6" style:font-size-asian="20pt" style:font-size-complex="20pt"/>
    </style:style>
    <style:style style:name="P14" style:family="paragraph" style:parent-style-name="Standard">
      <style:text-properties fo:font-size="20pt" fo:language="fr" fo:country="FR" officeooo:rsid="00120038" officeooo:paragraph-rsid="00120038" style:font-size-asian="20pt" style:font-size-complex="20pt"/>
    </style:style>
    <style:style style:name="P15" style:family="paragraph" style:parent-style-name="Standard">
      <style:text-properties fo:font-size="20pt" fo:language="fr" fo:country="FR" officeooo:rsid="0013d0ab" officeooo:paragraph-rsid="0013d0ab" style:font-size-asian="20pt" style:font-size-complex="20pt"/>
    </style:style>
    <style:style style:name="P16" style:family="paragraph" style:parent-style-name="Standard">
      <style:text-properties fo:font-size="20pt" fo:language="fr" fo:country="FR" officeooo:rsid="00158a0c" officeooo:paragraph-rsid="00158a0c" style:font-size-asian="20pt" style:font-size-complex="20pt"/>
    </style:style>
    <style:style style:name="P17" style:family="paragraph" style:parent-style-name="Standard">
      <style:text-properties fo:font-size="20pt" fo:language="fr" fo:country="FR" officeooo:rsid="00158a0c" officeooo:paragraph-rsid="00167113" style:font-size-asian="20pt" style:font-size-complex="20pt"/>
    </style:style>
    <style:style style:name="P18" style:family="paragraph" style:parent-style-name="Standard">
      <style:text-properties fo:font-size="20pt" fo:language="fr" fo:country="FR" officeooo:rsid="00167113" officeooo:paragraph-rsid="00167113" style:font-size-asian="20pt" style:font-size-complex="20pt"/>
    </style:style>
    <style:style style:name="P19" style:family="paragraph" style:parent-style-name="Standard">
      <style:text-properties fo:font-size="20pt" fo:language="fr" fo:country="FR" officeooo:rsid="0017f0bc" officeooo:paragraph-rsid="0017f0bc" style:font-size-asian="20pt" style:font-size-complex="20pt"/>
    </style:style>
    <style:style style:name="P20" style:family="paragraph" style:parent-style-name="Standard">
      <style:text-properties fo:font-size="20pt" fo:language="fr" fo:country="FR" officeooo:rsid="0017f0bc" officeooo:paragraph-rsid="001c8bf6" style:font-size-asian="20pt" style:font-size-complex="20pt"/>
    </style:style>
    <style:style style:name="P21" style:family="paragraph" style:parent-style-name="Standard">
      <style:text-properties fo:font-size="20pt" fo:language="fr" fo:country="FR" officeooo:rsid="001a6a73" officeooo:paragraph-rsid="001a6a73" style:font-size-asian="20pt" style:font-size-complex="20pt"/>
    </style:style>
    <style:style style:name="P22" style:family="paragraph" style:parent-style-name="Standard">
      <style:text-properties fo:font-size="20pt" fo:language="fr" fo:country="FR" officeooo:rsid="001b0944" officeooo:paragraph-rsid="001b0944" style:font-size-asian="20pt" style:font-size-complex="20pt"/>
    </style:style>
    <style:style style:name="P23" style:family="paragraph" style:parent-style-name="Standard">
      <style:text-properties fo:font-size="20pt" fo:language="fr" fo:country="FR" officeooo:rsid="001ccb97" officeooo:paragraph-rsid="001ccb97" style:font-size-asian="20pt" style:font-size-complex="20pt"/>
    </style:style>
    <style:style style:name="P24" style:family="paragraph" style:parent-style-name="Standard">
      <style:text-properties fo:font-size="20pt" fo:language="fr" fo:country="FR" officeooo:rsid="001dac6f" officeooo:paragraph-rsid="001dac6f" style:font-size-asian="20pt" style:font-size-complex="20pt"/>
    </style:style>
    <style:style style:name="P25" style:family="paragraph" style:parent-style-name="Standard">
      <style:text-properties officeooo:rsid="000c0c89" officeooo:paragraph-rsid="000c0c89"/>
    </style:style>
    <style:style style:name="P26" style:family="paragraph" style:parent-style-name="Standard">
      <style:text-properties style:font-name="Liberation Serif" fo:font-size="20pt" fo:language="fr" fo:country="FR" officeooo:rsid="00158a0c" officeooo:paragraph-rsid="0013d0ab" style:font-size-asian="20pt" style:font-size-complex="20pt"/>
    </style:style>
    <style:style style:name="P27" style:family="paragraph" style:parent-style-name="Standard">
      <style:text-properties style:font-name="Liberation Serif" fo:font-size="20pt" fo:language="fr" fo:country="FR" officeooo:rsid="00158a0c" officeooo:paragraph-rsid="00158a0c" style:font-size-asian="20pt" style:font-size-complex="20pt"/>
    </style:style>
    <style:style style:name="P28" style:family="paragraph" style:parent-style-name="Standard">
      <style:text-properties style:font-name="Liberation Serif" fo:font-size="20pt" fo:language="fr" fo:country="FR" officeooo:rsid="00158a0c" officeooo:paragraph-rsid="001f752f" style:font-size-asian="20pt" style:font-size-complex="20pt"/>
    </style:style>
    <style:style style:name="P29" style:family="paragraph" style:parent-style-name="Standard">
      <style:text-properties style:font-name="Liberation Serif" fo:font-size="20pt" fo:language="fr" fo:country="FR" officeooo:rsid="0010d19f" officeooo:paragraph-rsid="00158a0c" style:font-size-asian="20pt" style:font-size-complex="20pt"/>
    </style:style>
    <style:style style:name="P30" style:family="paragraph" style:parent-style-name="Standard">
      <style:text-properties style:font-name="Liberation Serif" fo:font-size="20pt" fo:language="fr" fo:country="FR" officeooo:rsid="0010d19f" officeooo:paragraph-rsid="001f752f" style:font-size-asian="20pt" style:font-size-complex="20pt"/>
    </style:style>
    <style:style style:name="P31" style:family="paragraph" style:parent-style-name="Standard">
      <style:text-properties style:font-name="Liberation Serif" fo:font-size="20pt" fo:language="fr" fo:country="FR" officeooo:rsid="001f752f" officeooo:paragraph-rsid="001f752f" style:font-size-asian="20pt" style:font-size-complex="20pt"/>
    </style:style>
    <style:style style:name="P32" style:family="paragraph" style:parent-style-name="Standard">
      <style:text-properties style:font-name="Liberation Serif" fo:font-size="20pt" fo:language="fr" fo:country="FR" officeooo:rsid="00167113" officeooo:paragraph-rsid="00158a0c" style:font-name-asian="NSimSun" style:font-size-asian="20pt" style:font-name-complex="Arial1" style:font-size-complex="20pt"/>
    </style:style>
    <style:style style:name="P33" style:family="paragraph" style:parent-style-name="Standard">
      <style:text-properties style:font-name="Liberation Serif" fo:font-size="20pt" fo:language="fr" fo:country="FR" officeooo:rsid="00167113" officeooo:paragraph-rsid="00167113" style:font-name-asian="NSimSun" style:font-size-asian="20pt" style:font-name-complex="Arial1" style:font-size-complex="20pt"/>
    </style:style>
    <style:style style:name="P34" style:family="paragraph" style:parent-style-name="Standard">
      <style:text-properties style:font-name="Liberation Serif" fo:font-size="20pt" fo:language="fr" fo:country="FR" officeooo:rsid="0010d19f" officeooo:paragraph-rsid="00167113" style:font-name-asian="NSimSun" style:font-size-asian="20pt" style:font-name-complex="Arial1" style:font-size-complex="20pt"/>
    </style:style>
    <style:style style:name="P35" style:family="paragraph" style:parent-style-name="Standard">
      <style:text-properties style:font-name="Liberation Serif" fo:font-size="20pt" fo:language="fr" fo:country="FR" officeooo:rsid="0010d19f" officeooo:paragraph-rsid="001c8bf6" style:font-name-asian="NSimSun" style:font-size-asian="20pt" style:font-name-complex="Arial1" style:font-size-complex="20pt"/>
    </style:style>
    <style:style style:name="P36" style:family="paragraph" style:parent-style-name="Standard">
      <style:text-properties style:font-name="Liberation Serif" fo:font-size="20pt" fo:language="fr" fo:country="FR" officeooo:rsid="001c8bf6" officeooo:paragraph-rsid="001c8bf6" style:font-name-asian="NSimSun" style:font-size-asian="20pt" style:font-name-complex="Arial1" style:font-size-complex="20pt"/>
    </style:style>
    <style:style style:name="P37" style:family="paragraph" style:parent-style-name="Standard">
      <style:text-properties fo:font-size="20pt" fo:language="fr" fo:country="FR" officeooo:rsid="0013d0ab" officeooo:paragraph-rsid="0013d0ab" style:font-size-asian="20pt" style:font-size-complex="20pt"/>
    </style:style>
    <style:style style:name="P38" style:family="paragraph" style:parent-style-name="Standard">
      <style:text-properties fo:font-size="20pt" fo:language="fr" fo:country="FR" officeooo:rsid="001f752f" officeooo:paragraph-rsid="001f752f" style:font-size-asian="20pt" style:font-size-complex="20pt"/>
    </style:style>
    <style:style style:name="P39" style:family="paragraph" style:parent-style-name="Standard">
      <style:text-properties fo:font-size="20pt" fo:language="fr" fo:country="FR" officeooo:rsid="0010d19f" officeooo:paragraph-rsid="001f752f" style:font-size-asian="20pt" style:font-size-complex="20pt"/>
    </style:style>
    <style:style style:name="P40" style:family="paragraph" style:parent-style-name="Standard">
      <style:text-properties fo:font-size="20pt" fo:language="fr" fo:country="FR" officeooo:rsid="00167113" officeooo:paragraph-rsid="00167113" style:font-size-asian="20pt" style:font-size-complex="20pt"/>
    </style:style>
    <style:style style:name="T1" style:family="text">
      <style:text-properties fo:font-size="20pt" fo:language="fr" fo:country="FR" style:font-size-asian="20pt" style:font-size-complex="20pt"/>
    </style:style>
    <style:style style:name="T2" style:family="text">
      <style:text-properties fo:font-size="20pt" fo:language="fr" fo:country="FR" officeooo:rsid="000b51b3" style:font-size-asian="20pt" style:font-size-complex="20pt"/>
    </style:style>
    <style:style style:name="T3" style:family="text">
      <style:text-properties fo:font-size="20pt" fo:language="fr" fo:country="FR" officeooo:rsid="000cd68e" style:font-size-asian="20pt" style:font-size-complex="20pt"/>
    </style:style>
    <style:style style:name="T4" style:family="text">
      <style:text-properties officeooo:rsid="000cd68e"/>
    </style:style>
    <style:style style:name="T5" style:family="text">
      <style:text-properties officeooo:rsid="000daf47"/>
    </style:style>
    <style:style style:name="T6" style:family="text">
      <style:text-properties officeooo:rsid="000f8182"/>
    </style:style>
    <style:style style:name="T7" style:family="text">
      <style:text-properties officeooo:rsid="0010d19f"/>
    </style:style>
    <style:style style:name="T8" style:family="text">
      <style:text-properties officeooo:rsid="00120038"/>
    </style:style>
    <style:style style:name="T9" style:family="text">
      <style:text-properties officeooo:rsid="0013d0ab"/>
    </style:style>
    <style:style style:name="T10" style:family="text">
      <style:text-properties officeooo:rsid="00158a0c"/>
    </style:style>
    <style:style style:name="T11" style:family="text">
      <style:text-properties style:font-name="Liberation Serif"/>
    </style:style>
    <style:style style:name="T12" style:family="text">
      <style:text-properties style:font-name="Liberation Serif" officeooo:rsid="00158a0c"/>
    </style:style>
    <style:style style:name="T13" style:family="text">
      <style:text-properties style:font-name="Liberation Serif" style:font-name-asian="Liberation Serif" style:font-name-complex="Liberation Serif"/>
    </style:style>
    <style:style style:name="T14" style:family="text">
      <style:text-properties style:font-name="Liberation Serif" style:font-name-asian="NSimSun" style:font-name-complex="Arial1"/>
    </style:style>
    <style:style style:name="T15" style:family="text">
      <style:text-properties style:font-name="Liberation Serif" officeooo:rsid="00167113" style:font-name-asian="NSimSun" style:font-name-complex="Arial1"/>
    </style:style>
    <style:style style:name="T16" style:family="text">
      <style:text-properties style:font-name="Liberation Serif" officeooo:rsid="0017f0bc" style:font-name-asian="NSimSun" style:font-name-complex="Arial1"/>
    </style:style>
    <style:style style:name="T17" style:family="text">
      <style:text-properties style:font-name="Liberation Serif" officeooo:rsid="00195412"/>
    </style:style>
    <style:style style:name="T18" style:family="text">
      <style:text-properties style:font-name="Liberation Serif1" officeooo:rsid="00195412"/>
    </style:style>
    <style:style style:name="T19" style:family="text">
      <style:text-properties officeooo:rsid="0017f0bc"/>
    </style:style>
    <style:style style:name="T20" style:family="text">
      <style:text-properties officeooo:rsid="00195412"/>
    </style:style>
    <style:style style:name="T21" style:family="text">
      <style:text-properties officeooo:rsid="001a6a73"/>
    </style:style>
    <style:style style:name="T22" style:family="text">
      <style:text-properties officeooo:rsid="001b0944"/>
    </style:style>
    <style:style style:name="T23" style:family="text">
      <style:text-properties officeooo:rsid="001c8bf6"/>
    </style:style>
    <style:style style:name="T24" style:family="text">
      <style:text-properties officeooo:rsid="001ccb97"/>
    </style:style>
    <style:style style:name="T25" style:family="text">
      <style:text-properties officeooo:rsid="001dac6f"/>
    </style:style>
    <style:style style:name="T26" style:family="text">
      <style:text-properties officeooo:rsid="001f75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vl1: tuto, peu dangereux, apprendre progressivement les mécanique, détendu, humour?, échange avec le joueur ( récompense sonore ), </text:p>
      <text:p text:style-name="P2">-liste mécanique à apprendre :</text:p>
      <text:p text:style-name="P2">1 : se déplacer A</text:p>
      <text:p text:style-name="P2">2 : sauter B</text:p>
      <text:p text:style-name="P2">3 : contrôle caméra C</text:p>
      <text:p text:style-name="P2">4 : esquive D</text:p>
      <text:p text:style-name="P2">5 : attaque légère E</text:p>
      <text:p text:style-name="P2">6 : attaque lourde (antiblindage?) F</text:p>
      <text:p text:style-name="P2">7 : drag and drop G</text:p>
      <text:p text:style-name="P2">8 : boutton / levier H</text:p>
      <text:p text:style-name="P3">9 : soin I</text:p>
      <text:p text:style-name="P2"><text:span text:style-name="T4">10</text:span> : sauvegarde/ teleportation <text:span text:style-name="T4">J</text:span></text:p>
      <text:p text:style-name="P2"/>
      <text:p text:style-name="P2">à noter :- utilisation d’énergie pour soin( proposition d’être greedy ou non donc possible prise de risque pour le joueur)</text:p>
      <text:p text:style-name="P2"/>
      <text:p text:style-name="P2">-ordre apprentissage</text:p>
      <text:p text:style-name="P1"><text:span text:style-name="T2">A→B→A+B→D→E→F→C→C+G→H→H+C+G→</text:span><text:span text:style-name="T3">I</text:span><text:span text:style-name="T2">→</text:span><text:span text:style-name="T3">J</text:span></text:p>
      <text:p text:style-name="P2"/>
      <text:p text:style-name="P25"><text:span text:style-name="T2">-t</text:span><text:span text:style-name="T1">hème : bureau maintenance, élément neutre</text:span></text:p>
      <text:p text:style-name="P5">-ennemis : mannequin inoffensif</text:p>
      <text:p text:style-name="P5">-plateforme : bureau et autre élément dans maintenance.</text:p>
      <text:p text:style-name="P5">-Fond : étagère maintenance, tableau à outil</text:p>
      <text:p text:style-name="P5">-boss : aucun</text:p>
      <text:p text:style-name="P5">-dialogue : </text:p>
      <text:p text:style-name="P5">intervention cameraman, échange cameraman/Réparion, intervention Réparion (brisé 4eme mur)</text:p>
      <text:p text:style-name="P6">phrase dialogue (français):</text:p>
      <text:p text:style-name="P5"/>
      <text:p text:style-name="P4">??? : </text:p>
      <text:p text:style-name="P4">Où suis-je, <text:span text:style-name="T5">qui êtes vous</text:span> ?</text:p>
      <text:p text:style-name="P4"/>
      <text:p text:style-name="P4"><text:span text:style-name="T5">NJ</text:span> : </text:p>
      <text:p text:style-name="P4">Tu est sur mon bureau. <text:span text:style-name="T5">Je m’appelle « nom du joueur (NJ)» ? Et toi,</text:span> <text:span text:style-name="T5">q</text:span>ui est tu, d’où viens-tu ?</text:p>
      <text:p text:style-name="P4"/>
      <text:p text:style-name="P4">??? :</text:p>
      <text:p text:style-name="P4"><text:span text:style-name="T5">Je me nomme Réparion. </text:span><text:span text:style-name="T6">J’étaie à l’origine un fichier de défense intelligent mais je me suis matérialiser dans votre monde pour y vaincre des créature nommé Buglians</text:span></text:p>
      <text:p text:style-name="P4"/>
      <text:p text:style-name="P7">Réparion :</text:p>
      <text:p text:style-name="P7">Mais actuellement, je ne sais pas vraiment comment fonctionne les lois de votre monde. Pourriez-vous m’aider à en comprendre les fondements ?</text:p>
      <text:p text:style-name="P7"/>
      <text:p text:style-name="P7">NJ :</text:p>
      <text:p text:style-name="P7">Mhh…</text:p>
      <text:p text:style-name="P7">Je vais essayer.</text:p>
      <text:p text:style-name="P7">Attend, j’ai une idée. Je vais te relier à cette appareil relier à mon pc. Il est munie d’une camera. Je t’enverrai les action en distanciel via mon ordinateur tandis que tu affrontera les Buglians. Juste tu ne pourras pas sortir de la caméra.</text:p>
      <text:p text:style-name="P7"/>
      <text:p text:style-name="P7">Réparion :</text:p>
      <text:p text:style-name="P7">bonne idée.</text:p>
      <text:p text:style-name="P7"><text:soft-page-break/>NJ :</text:p>
      <text:p text:style-name="P8">Bon. commençons par les basiques. Si j<text:span text:style-name="T7">e bouge le pad circulaire gauche vers la gauche ou que j’appuie sur Q</text:span> sa va te dire d’<text:span text:style-name="T7">aller</text:span> <text:span text:style-name="T7">à gauche et si je tourne le pad circulaire gauche vers la droite ou que j’appuie sur D sa devrai te dire d’aller à droite. Essayons pour voir ta coordination.</text:span></text:p>
      <text:p text:style-name="P7"/>
      <text:p text:style-name="P9">Réparion :</text:p>
      <text:p text:style-name="P9">Q ou pad gauche vers gauche = gauche</text:p>
      <text:p text:style-name="P9">D ou pad gauche vers droite = droite</text:p>
      <text:p text:style-name="P9">enregistrement des information en cours…</text:p>
      <text:p text:style-name="P9">donnée enregistré avec succés.</text:p>
      <text:p text:style-name="P9">Essayons ça tout de suite !</text:p>
      <text:p text:style-name="P9"/>
      <text:p text:style-name="P9">« joueur peu effectuer droite gauche »</text:p>
      <text:p text:style-name="P9"/>
      <text:p text:style-name="P9">NJ : (<text:span text:style-name="T8">sous objet</text:span>)</text:p>
      <text:p text:style-name="P14">Ok. le déplacement droite gauche ne suffira pas. Il va <text:span text:style-name="T9">sûrement </text:span>falloir sauter. Donc quand j’appuirai sur X ou espace, tu devra sauter.</text:p>
      <text:p text:style-name="P14"/>
      <text:p text:style-name="P14">Réparion :</text:p>
      <text:p text:style-name="P10"><text:span text:style-name="T8">espace</text:span> ou <text:span text:style-name="T8">X</text:span> = <text:span text:style-name="T8">saut</text:span></text:p>
      <text:p text:style-name="P10">enregistrement des information en cours…</text:p>
      <text:p text:style-name="P10">donnée enregistré avec succés.</text:p>
      <text:p text:style-name="P14">Quand vous voulez !</text:p>
      <text:p text:style-name="P14"/>
      <text:p text:style-name="P14">« le joueur saute »</text:p>
      <text:p text:style-name="P14"/>
      <text:p text:style-name="P14"><text:soft-page-break/>NJ :</text:p>
      <text:p text:style-name="P15">Un rebord… je devrai faire du rangement dans l’atelier…</text:p>
      <text:p text:style-name="P15"/>
      <text:p text:style-name="P15">Réparion :</text:p>
      <text:p text:style-name="P15">t’en fait pas, j’ai sauvegarder automatiquement la possibilité de combiner les actions. Donc si tu me dit de sauter et d’aller à droite, je le ferai.</text:p>
      <text:p text:style-name="P15"/>
      <text:p text:style-name="P15">NJ :</text:p>
      <text:p text:style-name="P15">Compris !</text:p>
      <text:p text:style-name="P15"/>
      <text:p text:style-name="P15">« le joueur saute le rebord »</text:p>
      <text:p text:style-name="P15"/>
      <text:p text:style-name="P38">NJ :</text:p>
      <text:p text:style-name="P38">Si jamais tu te fait attaquer, il te faut un moyen de ne pas subir de dégats. Si j’appuie sur L1 ou sur shift, tu devra faire un saut en arrière, cela devrai te permettre d’éviter certain coups.</text:p>
      <text:p text:style-name="P38"/>
      <text:p text:style-name="P38">Réparion :</text:p>
      <text:p text:style-name="P28"><text:span text:style-name="T26">L1 ou shift</text:span> = <text:span text:style-name="T26">esquive</text:span></text:p>
      <text:p text:style-name="P39">enregistrement des information en cours…</text:p>
      <text:p text:style-name="P30">donnée enregistré avec succès.</text:p>
      <text:p text:style-name="P31">Ça semble amusant. Qu’est-ce qu’on attend ?</text:p>
      <text:p text:style-name="P30"/>
      <text:p text:style-name="P15">NJ :</text:p>
      <text:p text:style-name="P15">Les buglians ne seront certainement pas vaincu si facilement que ça. Essayons plutot avec des armes. Ce tournevis est trop petit pour moi et ce pointeau est trop fin mais pour toi, cela <text:soft-page-break/>ferai de bonne armes. Quand je toucherai au<text:span text:style-name="T10">x</text:span> touche<text:span text:style-name="T10">s</text:span> <text:span text:style-name="T12">haut ou bas de ma manette ou de mon clavier, tu devra changer d’armes.</text:span></text:p>
      <text:p text:style-name="P26"/>
      <text:p text:style-name="P27">Réparion :</text:p>
      <text:p text:style-name="P27">touches haut et bas = changement d’armes</text:p>
      <text:p text:style-name="P11">enregistrement des information en cours…</text:p>
      <text:p text:style-name="P29">donnée enregistré avec succès.</text:p>
      <text:p text:style-name="P27">Ok. Et pour les utiliser ?</text:p>
      <text:p text:style-name="P27"/>
      <text:p text:style-name="P31">« Joueur test puis avance »</text:p>
      <text:p text:style-name="P26"/>
      <text:p text:style-name="P27">NJ :</text:p>
      <text:p text:style-name="P16"><text:span text:style-name="T11">Quand j’appuierai sur </text:span><text:span text:style-name="T13">□</text:span><text:span text:style-name="T14"> ou A, tu devras effectuer une attaque légère. </text:span><text:span text:style-name="T15">Et quand j’appuierai sur O ou E, tu devras effectuer une attaque lourde. Remarque que les armes ont chacune des avantages et des défauts. Le tournevis par exemple est plus efficace contre les poids lourds et est plus lourd et nécessite plus de délai entre chaque attaque. Le pointeau quand à lui est plus léger et attaque plus vite. Il peu également attaquer plusieurs cible en même temps au pri</text:span><text:span text:style-name="T16">x</text:span><text:span text:style-name="T15"> de dégâts plus faible.</text:span></text:p>
      <text:p text:style-name="P32"/>
      <text:p text:style-name="P33">Réparion :</text:p>
      <text:p text:style-name="P17"><text:span text:style-name="T13">□</text:span><text:span text:style-name="T14"> ou A </text:span><text:span text:style-name="T15">= attaques légères</text:span></text:p>
      <text:p text:style-name="P33">O ou E = attaques lourdes</text:p>
      <text:p text:style-name="P33">spécificités armes.</text:p>
      <text:p text:style-name="P12">enregistrement des information en cours…</text:p>
      <text:p text:style-name="P34">donnée enregistré avec succès.</text:p>
      <text:p text:style-name="P18">Je les attends c’est foutu Buglians !</text:p>
      <text:p text:style-name="P18"><text:soft-page-break/></text:p>
      <text:p text:style-name="P18"/>
      <text:p text:style-name="P18">NJ :</text:p>
      <text:p text:style-name="P18">teste donc en t’entraînant sur ce mannequin.</text:p>
      <text:p text:style-name="P18"/>
      <text:p text:style-name="P18">« joueur test<text:span text:style-name="T19">e</text:span> attaque <text:span text:style-name="T21">puis avance</text:span>»</text:p>
      <text:p text:style-name="P18"/>
      <text:p text:style-name="P19">NJ :</text:p>
      <text:p text:style-name="P19">Attend. J’ai envie d’en profiter pour contrôler les mouvement de caméra. Je désactiverai tes mouvement temporairement <text:span text:style-name="T20">avec la touche </text:span><text:span text:style-name="T17">Δ</text:span><text:span text:style-name="T18"> ou Z</text:span> pour éviter les confusions. Donc si j<text:span text:style-name="T20">e bouge le pad circulaire droite ou que j’appuie sur les touches directionnelles de mon clavier, </text:span><text:span text:style-name="T21">sa devrai bouger la caméra mais je ne peu pas l’éloigner trop de toi.</text:span></text:p>
      <text:p text:style-name="P19"/>
      <text:p text:style-name="P21">Réparion :</text:p>
      <text:p text:style-name="P21">Mais à quoi peu bien servir cette fonction ?</text:p>
      <text:p text:style-name="P21"/>
      <text:p text:style-name="P21">NJ : </text:p>
      <text:p text:style-name="P21">Ravis que tu le demande. C’est dans l’éventualité que tu serai bloquer, je pourrai déplacer des objets pour t’aider. Tien par exemple ce contacteur bloque la voie. Mais si je l’attrape et le déplace, tu pourra passer.</text:p>
      <text:p text:style-name="P21"/>
      <text:p text:style-name="P21">Réparion :</text:p>
      <text:p text:style-name="P21">À toi de jouer !</text:p>
      <text:p text:style-name="P21"/>
      <text:p text:style-name="P21">« Joueur bouge le contacteur <text:span text:style-name="T22">et avance »</text:span></text:p>
      <text:p text:style-name="P21"/>
      <text:p text:style-name="P22"><text:soft-page-break/>Réparion :</text:p>
      <text:p text:style-name="P22"/>
      <text:p text:style-name="P22">Mince. Cette porte mécanique ne s’ouvrira pas avec la force.</text:p>
      <text:p text:style-name="P22">Comment faire ?</text:p>
      <text:p text:style-name="P22"/>
      <text:p text:style-name="P22"/>
      <text:p text:style-name="P22"/>
      <text:p text:style-name="P22">NJ : </text:p>
      <text:p text:style-name="P22">Il doit y avoir un levier par ici. Si j’appuie sur R ou sur R1 quand tu est a coter de celui ci, tu devra l’activer.</text:p>
      <text:p text:style-name="P22"/>
      <text:p text:style-name="P22">Réparion :</text:p>
      <text:p text:style-name="P22">R ou R1 <text:span text:style-name="T23">= activer objet</text:span></text:p>
      <text:p text:style-name="P13">enregistrement des information en cours…</text:p>
      <text:p text:style-name="P35">donnée enregistré avec succès.</text:p>
      <text:p text:style-name="P36">Finissons en.</text:p>
      <text:p text:style-name="P36"/>
      <text:p text:style-name="P36">« le joueur avance »</text:p>
      <text:p text:style-name="P36"/>
      <text:p text:style-name="P36">Réparion :</text:p>
      <text:p text:style-name="P36">Encore une porte mécanique. Cette fois, c’est ce bouton qui le contrôle. C’est différent ?</text:p>
      <text:p text:style-name="P36"/>
      <text:p text:style-name="P36">NJ :</text:p>
      <text:p text:style-name="P36">Oui. La porte se refermera si plus aucune pression n’est effectuer. Et c’est la que je rentre en jeux , comme pour le contacteur, je peu prendre cette dynamo qui n’est pas raccorder et la poser sur le bouton , qui va maintenir la porte ouverte.</text:p>
      <text:p text:style-name="P36"><text:soft-page-break/></text:p>
      <text:p text:style-name="P36">Réparion.</text:p>
      <text:p text:style-name="P36">C’est parti mon ami. Fait le.</text:p>
      <text:p text:style-name="P36"/>
      <text:p text:style-name="P20">« <text:span text:style-name="T24">Le joueur avance »</text:span></text:p>
      <text:p text:style-name="P20"/>
      <text:p text:style-name="P38">NJ :</text:p>
      <text:p text:style-name="P38">avant de continuer plus loin, jaimerai te parler de comment tu vas faire pour te soigner. Les coups subits semble inévitable et le soin vas surement devenir une nécéssiter. Donc. Quand j’appuirai sur L2 ou sur X , tu devras te soigner à l’aide de pile qui ne se recharge que au contacte d’un ordinateur. Tu peu aussi utiliser des énergie Buglians mais je ne suis pas le plus apte à t’en parler.</text:p>
      <text:p text:style-name="P38"/>
      <text:p text:style-name="P38">« le joueur avance »</text:p>
      <text:p text:style-name="P38"/>
      <text:p text:style-name="P23">NJ :</text:p>
      <text:p text:style-name="P23">bon. Nous voilà à l’ordinateur de communication. Rentre dans cette ordinateur et fraye toi un chemin à sa source. Tu pourras alors y sauvegarder une copie de ton code source et tu pourra réapparaître si ton corps tombe K.O. <text:span text:style-name="T25">Il peut également te permettre de te téléporter <text:s/>dans la zone centrale. Tu en apprendra plus sur tes fonction la bas </text:span><text:span text:style-name="T26">et sur les énergie Buglians</text:span><text:span text:style-name="T25">.</text:span></text:p>
      <text:p text:style-name="P23"/>
      <text:p text:style-name="P24">« Le joueur fait le challenge et se t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2:28:56.724000000</meta:creation-date>
    <meta:generator>LibreOffice/7.4.0.3$Windows_X86_64 LibreOffice_project/f85e47c08ddd19c015c0114a68350214f7066f5a</meta:generator>
    <dc:date>2023-05-10T11:01:58.610000000</dc:date>
    <meta:editing-duration>PT3H34M43S</meta:editing-duration>
    <meta:editing-cycles>5</meta:editing-cycles>
    <meta:document-statistic meta:table-count="0" meta:image-count="0" meta:object-count="0" meta:page-count="8" meta:paragraph-count="121" meta:word-count="1187" meta:character-count="6509" meta:non-whitespace-character-count="5436"/>
  </office:meta>
</office:document-meta>
</file>